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8.795cm" style:rel-column-width="32767*"/>
    </style:style>
    <style:style style:name="Таблица1.B" style:family="table-column">
      <style:table-column-properties style:column-width="8.79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529d4" officeooo:paragraph-rsid="000529d4"/>
    </style:style>
    <style:style style:name="P2" style:family="paragraph" style:parent-style-name="Table_20_Contents">
      <style:text-properties officeooo:rsid="000529d4" officeooo:paragraph-rsid="00053717"/>
    </style:style>
    <style:style style:name="P3" style:family="paragraph" style:parent-style-name="Table_20_Contents">
      <style:text-properties officeooo:rsid="000529d4" officeooo:paragraph-rsid="00070bed"/>
    </style:style>
    <style:style style:name="P4" style:family="paragraph" style:parent-style-name="Table_20_Contents">
      <style:text-properties officeooo:rsid="000529d4" officeooo:paragraph-rsid="000892f3"/>
    </style:style>
    <style:style style:name="P5" style:family="paragraph" style:parent-style-name="Table_20_Contents">
      <style:text-properties officeooo:rsid="000529d4" officeooo:paragraph-rsid="0008e64f"/>
    </style:style>
    <style:style style:name="P6" style:family="paragraph" style:parent-style-name="Table_20_Contents">
      <style:text-properties officeooo:rsid="000529d4" officeooo:paragraph-rsid="000abcd4"/>
    </style:style>
    <style:style style:name="P7" style:family="paragraph" style:parent-style-name="Table_20_Contents">
      <style:text-properties officeooo:rsid="000529d4" officeooo:paragraph-rsid="000c4bdd"/>
    </style:style>
    <style:style style:name="P8" style:family="paragraph" style:parent-style-name="Table_20_Contents">
      <style:text-properties officeooo:rsid="00053717" officeooo:paragraph-rsid="00053717"/>
    </style:style>
    <style:style style:name="P9" style:family="paragraph" style:parent-style-name="Table_20_Contents">
      <style:text-properties officeooo:rsid="000892f3" officeooo:paragraph-rsid="0008e64f"/>
    </style:style>
    <style:style style:name="P10" style:family="paragraph" style:parent-style-name="Table_20_Contents">
      <style:text-properties officeooo:rsid="000892f3" officeooo:paragraph-rsid="000c4bdd"/>
    </style:style>
    <style:style style:name="P11" style:family="paragraph" style:parent-style-name="Table_20_Contents">
      <style:text-properties officeooo:rsid="000892f3" officeooo:paragraph-rsid="000e121f"/>
    </style:style>
    <style:style style:name="P12" style:family="paragraph" style:parent-style-name="Table_20_Contents">
      <style:text-properties officeooo:rsid="000e121f" officeooo:paragraph-rsid="000e121f"/>
    </style:style>
    <style:style style:name="P13" style:family="paragraph" style:parent-style-name="Table_20_Contents">
      <style:text-properties officeooo:rsid="000e121f" officeooo:paragraph-rsid="000e2295"/>
    </style:style>
    <style:style style:name="P14" style:family="paragraph" style:parent-style-name="Table_20_Contents">
      <style:text-properties fo:font-weight="bold" officeooo:rsid="000c4bdd" officeooo:paragraph-rsid="000e11e8" style:font-weight-asian="bold" style:font-weight-complex="bold"/>
    </style:style>
    <style:style style:name="P15" style:family="paragraph" style:parent-style-name="Table_20_Contents">
      <style:text-properties fo:font-weight="bold" officeooo:rsid="000529d4" officeooo:paragraph-rsid="00053717" style:font-weight-asian="bold" style:font-weight-complex="bold"/>
    </style:style>
    <style:style style:name="P16" style:family="paragraph" style:parent-style-name="Table_20_Contents">
      <style:text-properties fo:font-weight="bold" officeooo:rsid="000529d4" officeooo:paragraph-rsid="00070bed" style:font-weight-asian="bold" style:font-weight-complex="bold"/>
    </style:style>
    <style:style style:name="P17" style:family="paragraph" style:parent-style-name="Table_20_Contents">
      <style:text-properties fo:font-weight="bold" officeooo:rsid="000e11e8" officeooo:paragraph-rsid="000e11e8" style:font-weight-asian="bold" style:font-weight-complex="bold"/>
    </style:style>
    <style:style style:name="P18" style:family="paragraph" style:parent-style-name="Table_20_Contents">
      <style:text-properties fo:font-weight="normal" officeooo:rsid="000529d4" officeooo:paragraph-rsid="000529d4" style:font-weight-asian="normal" style:font-weight-complex="normal"/>
    </style:style>
    <style:style style:name="P19" style:family="paragraph" style:parent-style-name="Table_20_Contents">
      <style:text-properties officeooo:rsid="000e121f" officeooo:paragraph-rsid="000e2295"/>
    </style:style>
    <style:style style:name="T1" style:family="text">
      <style:text-properties officeooo:rsid="00053717"/>
    </style:style>
    <style:style style:name="T2" style:family="text">
      <style:text-properties officeooo:rsid="0008e64f"/>
    </style:style>
    <style:style style:name="T3" style:family="text">
      <style:text-properties officeooo:rsid="000c4bdd"/>
    </style:style>
    <style:style style:name="T4" style:family="text">
      <style:text-properties officeooo:rsid="000e11e8"/>
    </style:style>
    <style:style style:name="T5" style:family="text">
      <style:text-properties officeooo:rsid="000e2295"/>
    </style:style>
    <style:style style:name="T6" style:family="text">
      <style:text-properties officeooo:rsid="000fa6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8">Подходит к двери <text:span text:style-name="T1">(а)</text:span>.</text:p>
            <text:p text:style-name="P1"/>
            <text:p text:style-name="P1">Удивление. Наклоняет голову. (072-4)</text:p>
            <text:p text:style-name="P1"/>
            <text:p text:style-name="P1">Звук повторяется.</text:p>
            <text:p text:style-name="P1"/>
          </table:table-cell>
          <table:table-cell table:style-name="Таблица1.B1" office:value-type="string">
            <text:p text:style-name="P18">Подходит к двери <text:span text:style-name="T1">(б)</text:span>.</text:p>
            <text:p text:style-name="P1"/>
            <text:p text:style-name="P1">Звук повторяется.</text:p>
          </table:table-cell>
        </table:table-row>
        <table:table-row>
          <table:table-cell table:style-name="Таблица1.A2" office:value-type="string">
            <text:p text:style-name="P16">- Хм... Кажется здесь нужно срочно что-то отремонтировать <text:s/>(чиби)</text:p>
          </table:table-cell>
          <table:table-cell table:style-name="Таблица1.B2" office:value-type="string">
            <text:p text:style-name="P16">Удивление. (072-4)</text:p>
            <text:p text:style-name="P16"/>
            <text:p text:style-name="P16">- Это же…</text:p>
            <text:p text:style-name="P3"/>
          </table:table-cell>
        </table:table-row>
        <table:table-row>
          <table:table-cell table:style-name="Таблица1.A2" office:value-type="string">
            <text:p text:style-name="P1">Достаёт ключ.</text:p>
            <text:p text:style-name="P1"/>
            <text:p text:style-name="P1">Флешбек</text:p>
            <text:p text:style-name="P1"/>
            <text:p text:style-name="P1">- Ну что-ж, не трогать - так не трогать.</text:p>
            <text:p text:style-name="P1"/>
            <text:p text:style-name="P1">...</text:p>
            <text:p text:style-name="P1"/>
            <text:p text:style-name="P1"/>
          </table:table-cell>
          <table:table-cell table:style-name="Таблица1.B2" office:value-type="string">
            <text:p text:style-name="P1">Достаёт ключ.</text:p>
            <text:p text:style-name="P1"/>
            <text:p text:style-name="P1">Флешбек</text:p>
            <text:p text:style-name="P1"/>
            <text:p text:style-name="P1">- Ну что-ж, не трогать - так не трогать.</text:p>
            <text:p text:style-name="P1"/>
            <text:p text:style-name="P1">...</text:p>
          </table:table-cell>
        </table:table-row>
        <table:table-row>
          <table:table-cell table:style-name="Таблица1.A2" office:value-type="string">
            <text:p text:style-name="P8">Загорается свет.</text:p>
            <text:p text:style-name="P2"/>
            <text:p text:style-name="P15">- Это же...</text:p>
            <text:p text:style-name="P15"/>
            <text:p text:style-name="P4">- Эй, здесь есть кто-нибудь? Тут у вас движок не в порядке.</text:p>
            <text:p text:style-name="P2"/>
          </table:table-cell>
          <table:table-cell table:style-name="Таблица1.B2" office:value-type="string">
            <text:p text:style-name="P8">Загорается свет.</text:p>
            <text:p text:style-name="P8"/>
            <text:p text:style-name="P8"/>
            <text:p text:style-name="P8"/>
            <text:p text:style-name="P4">- Эй, здесь есть кто-нибудь? Тут у вас движок не в порядке.</text:p>
          </table:table-cell>
        </table:table-row>
        <table:table-row>
          <table:table-cell table:style-name="Таблица1.A2" office:value-type="string">
            <text:p text:style-name="P2">- <text:span text:style-name="T2">(К): Чтоб тебя...</text:span></text:p>
            <text:p text:style-name="P2"/>
            <text:p text:style-name="P2">- <text:span text:style-name="T2">(И): Кто это?</text:span></text:p>
            <text:p text:style-name="P2"/>
            <text:p text:style-name="P2">- <text:span text:style-name="T2">(К): Не получается...</text:span></text:p>
            <text:p text:style-name="P9"/>
          </table:table-cell>
          <table:table-cell table:style-name="Таблица1.B2" office:value-type="string">
            <text:p text:style-name="P6">- <text:span text:style-name="T2">(К): Чтоб тебя...</text:span></text:p>
            <text:p text:style-name="P6"/>
            <text:p text:style-name="P6">- <text:span text:style-name="T2">(И): Кто это?</text:span></text:p>
            <text:p text:style-name="P6"/>
            <text:p text:style-name="P6">- <text:span text:style-name="T2">(К): Не получается...</text:span></text:p>
          </table:table-cell>
        </table:table-row>
        <table:table-row>
          <table:table-cell table:style-name="Таблица1.A2" office:value-type="string">
            <text:p text:style-name="P5">- <text:span text:style-name="T2">(И): Конечно же мне совсем не интересно знать, кто это там посреди ночи в подвале у Марьи Моревны за железным замком пытается завести движок четвёртого поколения с гидравлическим усилителем и пневмо-турбиной.</text:span></text:p>
            <text:p text:style-name="P5"/>
            <text:p text:style-name="P5"/>
            <text:p text:style-name="P5"/>
            <text:p text:style-name="P5"/>
            <text:p text:style-name="P9"/>
            <text:p text:style-name="P11">- <text:span text:style-name="T3">(продолжает) </text:span>В конце-концов это могут быть какие-нибудь квартиранты.</text:p>
          </table:table-cell>
          <table:table-cell table:style-name="Таблица1.B2" office:value-type="string">
            <text:p text:style-name="P7">- <text:span text:style-name="T2">(И): Конечно же мне совсем не интересно знать, кто это там посреди ночи в подвале у Марьи Моревны за железным замком пытается завести движок четвёртого поколения с гидравлическим усилителем и пневмо-турбиной.</text:span></text:p>
            <text:p text:style-name="P7"/>
            <text:p text:style-name="P14">Фл<text:span text:style-name="T4">эшбеки (наезд+вспышка):</text:span></text:p>
            <text:p text:style-name="P17">Ночной замок, Дверь в подвал, Замок на полу, Картинка саркофага.</text:p>
            <text:p text:style-name="P10"/>
            <text:p text:style-name="P10">- <text:span text:style-name="T3">(продолжает) </text:span>В конце-концов это могут быть какие-нибудь квартиранты.</text:p>
          </table:table-cell>
        </table:table-row>
        <text:soft-page-break/>
        <table:table-row>
          <table:table-cell table:style-name="Таблица1.A2" office:value-type="string">
            <text:p text:style-name="P12">Чиби-анимация:</text:p>
            <text:p text:style-name="P12">- Мы бродячие автомеханики и нам нужно временное жильё.</text:p>
            <text:p text:style-name="P12"/>
            <text:p text:style-name="P12">- Конечно! У меня для вас есть замечательный сырой подвал.</text:p>
          </table:table-cell>
          <table:table-cell table:style-name="Таблица1.B2" office:value-type="string">
            <text:p text:style-name="P12">Чиби-анимация:</text:p>
            <text:p text:style-name="P12">- Мы бродячие автомеханики и нам нужно временное жильё.</text:p>
            <text:p text:style-name="P12"/>
            <text:p text:style-name="P12">- Конечно! У меня для вас есть замечательный сырой подвал.</text:p>
          </table:table-cell>
        </table:table-row>
        <table:table-row>
          <table:table-cell table:style-name="Таблица1.A2" office:value-type="string">
            <text:p text:style-name="P12">Иван становится серьёзным.</text:p>
            <text:p text:style-name="P12"/>
            <text:p text:style-name="P12">- <text:span text:style-name="T5">И всё-таки, что же не так с этим движком?</text:span></text:p>
          </table:table-cell>
          <table:table-cell table:style-name="Таблица1.B2" office:value-type="string">
            <text:p text:style-name="P12">Иван становится серьёзным.</text:p>
            <text:p text:style-name="P12"/>
            <text:p text:style-name="P13">- <text:span text:style-name="T5">И всё-таки, что же не так с этим движком?</text:span></text:p>
            <text:p text:style-name="P13">- <text:span text:style-name="T6">Но какого же чёрта он не заводится?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Tahoma" style:font-size-asian="10.5pt" style:language-asian="zxx" style:country-asian="none" style:font-name-complex="Free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zxx" fo:country="none" style:letter-kerning="true" style:font-name-asian="Tahoma" style:font-size-asian="10.5pt" style:language-asian="zxx" style:country-asian="none" style:font-name-complex="Free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5T11:01:42.218720910</meta:creation-date>
    <dc:date>2016-03-26T16:28:01.861164652</dc:date>
    <meta:editing-duration>PT7H38M25S</meta:editing-duration>
    <meta:editing-cycles>12</meta:editing-cycles>
    <meta:generator>LibreOffice/5.0.2.2$Linux_X86_64 LibreOffice_project/00m0$Build-2</meta:generator>
    <meta:document-statistic meta:table-count="1" meta:image-count="0" meta:object-count="0" meta:page-count="2" meta:paragraph-count="44" meta:word-count="279" meta:character-count="1683" meta:non-whitespace-character-count="1447"/>
  </office:meta>
</office:document-meta>
</file>